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D05000003A96CC76D72ED63E70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35cm" fo:min-width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7.699cm" svg:height="7.786cm" svg:x="0.035cm" svg:y="-0.009cm">
          <draw:image xlink:href="Pictures/1000020100000D05000003A96CC76D72ED63E706.png" xlink:type="simple" xlink:show="embed" xlink:actuate="onLoad">
            <text:p/>
          </draw:image>
        </draw:frame>
        <draw:custom-shape draw:style-name="gr2" draw:text-style-name="P3" draw:layer="layout" svg:width="2cm" svg:height="0.6cm" svg:x="0.3cm" svg:y="0cm">
          <text:p text:style-name="P2"><text:span text:style-name="T1">Promo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6cm" svg:x="4.3cm" svg:y="0cm">
          <text:p text:style-name="P2"><text:span text:style-name="T1">Co-spo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6cm" svg:x="12cm" svg:y="0cm">
          <text:p text:style-name="P2"><text:span text:style-name="T1">Organiza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6cm" svg:x="21.8cm" svg:y="0cm">
          <text:p text:style-name="P2"><text:span text:style-name="T1">Agências de Foment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6cm" svg:x="22.686cm" svg:y="3.4cm">
          <text:p text:style-name="P2"><text:span text:style-name="T1">Patrocínio Pr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6cm" svg:x="15.888cm" svg:y="3.4cm">
          <text:p text:style-name="P2"><text:span text:style-name="T1">Patrocínio Ou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6cm" svg:x="5.788cm" svg:y="3.4cm">
          <text:p text:style-name="P2"><text:span text:style-name="T1">Patrocínio Diaman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23:05:06.516741616</meta:creation-date>
    <dc:date>2018-02-21T23:20:57.479250049</dc:date>
    <meta:editing-duration>PT5M10S</meta:editing-duration>
    <meta:editing-cycles>2</meta:editing-cycles>
    <meta:generator>LibreOffice/5.4.4.2$Linux_X86_64 LibreOffice_project/2524958677847fb3bb44820e40380acbe820f960</meta:generator>
    <meta:document-statistic meta:object-count="8"/>
  </office:meta>
</office:document-meta>
</file>